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इंदोर सगळ्यात नितळ शार इंदोराक स्वच्छ सर्वेक्षण 2017चो केंद्राचो अवॉर्ड गोंयची राजधानी पणजे 90व्या नंबरार उत्तरप्रदेशाचीं शारां नितळसाणींत सकयल्यान पयलीं.</text:p>
      <text:p>ओला उबेराचेर कॅम्पेनीन गोंयकार टॅक्सीवाले नेर्वोस गोंयकार टॅक्सीवाल्यांनी धरलो मंत्रीआमदारांचो रस्तो विजय म्हण्टा नवी टॅक्नॉलॉजी वापरात जाल्यार काम धंदो साल्वार.</text:p>
      <text:p>दर्यात एलईडी बुल ट्रॉलींग करुन नुस्तें मारपाचो इशू गोंय सरकार व्हरतलो केंद्रामेरेन एक्शन घेवप गोंयचे अधिकारकक्षेंत ना मंत्री पालयेंकाराची कलॅक्टर कोस्टप पुलिसांबरोबर बसका.</text:p>
      <text:p>इलेक्शन जालें बेतोड्या घोटवाडा बोणबागचें उदक गेलें नळ आसा उदक ना कोडार न्हंय गावांक लागीं मात गावांनी बांयूय ना 7 बाय 24 उदकापुरवणेचेर खबरां माळेंत खासा रिपोर्ट.</text:p>
      <text:p>एमपीटीची जनसुनावणी सोंपून सोंपना सात दीस जाले शुक्राराय सुनावणी लोक बेजार 3 दिसांचें सुनावणेचें प्रकरण पावलें आठव्या दिसार सुनावणेचो निश्कर्शच ना.</text:p>
      <text:p>आनी</text:p>
      <text:p>6.ओएनजीसीन जोडले सेगीत दुसरे जैत ऑल इंडिया व्हॉलीबॉल सर्तींत पंजाब पोलिसांक पयले जैत.</text:p>
      <text:p>इंदोर देशांतलें सगळ्यात नितळ शार.इंदोराक स्वच्छ सर्वेक्षण 2017चो अवॉर्ड मेळ्ळा.केंद्रीय शार उदरगत मंत्री व्यंकैया नायडून जैतिवंत नितळ शारांची वळेरी जाहीर केली.फाटलीं दोन वर्सां लागून सुमार 500 शहरांनी हो सर्वे केल्लो.मात गारबेज ट्रीटमेम्टं आनी सॅनीटेशनाचें वर्र मारपी सरकाराची गोंयची राजधानी पणजे 90व्या नंबरार उत्तरप्रदेशांतली शारां नितळसाणीक सकयल्यान पयलीं.</text:p>
      <text:p>ओला उबेराखातीर चालू जाल्ले सोशल मिडिया कॅम्पेनी उपरांत नेर्वोस जाल्ल्या गोंयकार टॅक्सीवाल्यांनी आतां मंत्रीआमदारांक गाराणीं सुरु केल्यांत.गोंयच्या टॅक्सीवाल्यांनी मॉडर्न टॅक्नॉलॉजीचो वापरून तांचो काम धंदो साल्वार करचो.येता त्या बुधवारा टॅक्सीवाल्यांच्या ह्या प्रस्नांचेर चर्चा जातली म्हूण टीसीपी मंत्री विजय उलयला.टॅक्सीवाले ताका मेळपाक गेल्ले.</text:p>
      <text:p>दर्यात एलईडी आनी बुल ट्रॉलींग करुन नुस्तें मारपाचो इशू केंद्रामेरेन पावोवपाचो निर्णय नुस्तेमारी मंत्री पालयेकारान घेतला. एलईडी आनी बुल ट्रॉलींग बारा नॉटीकल मैलांच्या भायर जाल्ल्यान गोंय सरकार ताचेर खंय एक्शन घेवंक शकना. त्याखातीर केंद्राकडेन वचपाचें थारायलां. सोमारा दोनुय जिल्होधिकारी आनी कोस्टल पुलिसाबरोबर बसकेंत हो निर्णय जालो.</text:p>
      <text:p>घेवया एक ब्रेक</text:p>
      <text:p>काणकोणा कंपनीचे बिस्लेरी उदक म्हूण सांगून घरातलें उदक भरुन कॅन विकपी एका स्वीट मार्टाचेर एफडीएन रेड माल्ली. काणकोणच्या गोंयकार एनजीओन एफडीएक ही कंप्लेन केल्ली. एफडीएन उदकाची सॅम्पला आनी स्वीट मार्टतल्या कांय खाणांची सॅम्पला टेस्टींगाक व्हेल्यांत. रिपोर्ट आयलो कांय कितें ती एक्शन खंय जातली.</text:p>
      <text:p>इलेक्शन जालें आनी बेतोड्या घोटवाडा बोणबागचें उदक गेलें. गावांत उदक सारके येना. एक टॅकर येता तो कोणाक सारको पावना. नळ आसात उदक ना. ह्या लोकांक कोडार न्हंय सामकी लागी सरकारान हे न्हंयच्या उदकाची गावांत वेवस्था करची. ना जाल्यार बांय तरी मारुन दिवची म्हूण लोक मागता. सरकार ट्वॅन्टिफोर बाय सॅव्हन उदकाच्यो गजाली करता ह्या लोकांक 7 दिसांत एकदां धड उदक पावना.</text:p>
      <text:p>चांदेल वॉटर प्लांटाचें उदक पेडण्यां आनी मांद्र्या खंय पावना. पावस सोपता म्हणल्यार मांद्र्या 15 एमएलडीचो वॉटर प्लांट घालपाचें उतर पीडब्ल्युडी मंत्री सुदिनान दिलां. अजाप म्हणल्यार आदलो मुख्यमंत्री मांद्रेचो आदलो आमदार पार्सेकारान पोरुं धारगळ आनी तूयां उदका प्रकल्पाची बूनयाद घाल्ली. धारगळे कामूय चल्लां मात पीडब्ल्युडी मंत्र्याच्या राज्याक खंय कायंच खबर ना.</text:p>
      <text:p>घेवया एक ब्रेक</text:p>
      <text:p>वास्कोंत सुरू आशिल्ली एमपीटीची जनसुनावणी सोंपून सोंपना म्हणून लोक सामके बेजारल्यात. तीन दिसांखातीर सुरू जाल्ली जनसुनावणी सात दीस जाले तरी चालू आसा. शुक्रारा आठव्या दिसाय चालू उरपाची सरकारान ह्या विशयांत लक्ष घालचे आनी वास्कोकारांचो प्रस्न तडीक लावचो अशे एक्टिव्हिस्टूच उलोवंक लागल्यात.</text:p>
      <text:p>बेतीं पॅट्रोल पपांच्या ऑफीसाक ब्रेस्तारा सकाळीं उजो लागलो.बेगोबेग उजो आटापा हाडिल्ल्यान माणसुकी ना जाल्यार मोठी ट्रॅज्यडी जावपाची.ह्या पॅट्रोलपंपाक तेकून बरीच लोकवस्ती आसा पेट्रोलपंपवालो सांगता तेप्रमाण शॉर्ट सर्कीटाक लागून उजो लागलो धायेक हजाराचे लुकसाण जालां.पळोवपी सांगतात ऑफीसांतलो इनवर्टर ब्लास्ट जाला आसूए.दोग कामगार जखमी जाले.तांकां जीएमसींत घाल्यात.एक टू व्हिलरुय डॅमेज जाल्या.</text:p>
      <text:p>घेवया एक ब्रेक</text:p>
      <text:p>पोल्युशन कंट्रोल बोर्डान लक्ष घाले उपरांत आता सोनशें कंपन्यानी पोलूशनाक उपाय सुरु केले खरें परिस्थिती जाग्यार पडटा शी पळोवन आतां सोनशेकारांनी ज्यॉबाचो मुद्दो काडूंक सुरु केला.मीन येरादारीक म्हूण आतां सोनशेचो रस्तो रुंद करतात.पोलूशन कमी जावचें म्हूण रस्त्याकुशीर नॅट घालतले.नॅट घालपाक खांबे घालप चल्लां.मात कांय सोनशेकारांचे तकलेंत वेगळेंच घोळटा</text:p>
      <text:p>गोंयकारांनी राष्ट्रीय फिल्म पुरस्कार मेळवोन परत एक फावट गोंयाक नामना मेळयली. गोंयच्या के सॅरा सॅरा फिल्माक कोकणी कॅटॅगरींत बॅस्ट फिल्माखातीर64सावो राष्ट्रीय फिल्म पुरस्कार मेळ्ळा. बुधवारा राष्ट्रपती प्रणब मुखर्जीन डायरेक्टर राजीव शिंदे आनी निर्मातो राजेश पेडणेकारान दिल्लींत पुरस्कार दिले.</text:p>
      <text:p>घेवया एक ब्रेक</text:p>
      <text:p>होली क्रॉस फेस्त बुधवारा गोंयभर मनयलें कांयकडेन खुरसांचें फेस्त म्हूण ते फामाद. क्रिस्तावाच्यां जीवनांन खुरसाक मोठें म्हत्व. बाणावलेकारांनी मोठ्या उमेदीन हें फेस्त मनयलें. सांत खुरीसाचें फेस्त म्हूण बाणावले हें फॅस्त फामाद.</text:p>
      <text:p>मॅन्गो पॅनकेक मॅन्गो चीजकेक मॅन्गो डोनट सिदाद दे गोवाचे मॅन्गो मॉमॅन्टस 7 मायासावन सुरु जातले. आंब्यापासून तयार केल्ले वेगवेगळे जिनस चाखपाची संद मेळटली. पयलीं पळयात सिदादींतले मॅन्गो मोमेन्ट्सांची एक झलक.</text:p>
      <text:p>कुंकळे चालू आशिल्ल्या ऑल इंडिया व्हॉलीबॉल सर्तींत ओएनजीसी देहरादूनान सेगीत दुसरी मॅच जिखली. बुधवारा राती तांणी सावथ सेंट्रल रेल्वेक तीन आड एक सॅटांनी मारले. दुसरे गेमींत पंजाब पोलिसांनी हरयाणा पोलिसांक सरळ सॅटांनी माल्ले.</text:p>
      <text:p>हें बुलॅटिन हांगांच सोंपता ह्यो खबरो तुमकां प्रुडंट मिडिया डॉट इन व्हॅबसायटीरय लायव्ह पळोवंक मेळटा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